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54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28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25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1.2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71cm" fo:min-width="17.50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49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9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83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1.56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61cm" fo:min-width="17.6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7.545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7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9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2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4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9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5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05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7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3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81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1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35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9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6.529cm"/>
      <style:paragraph-properties style:writing-mode="lr-tb"/>
    </style:style>
    <style:style style:name="gr32" style:family="graphic" style:parent-style-name="objectwithoutfill">
      <style:graphic-properties draw:fill="solid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8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6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19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97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09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4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51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39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56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08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03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10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style:font-name="Ubuntu" fo:font-size="11pt" style:font-size-asian="11pt" style:font-size-complex="11pt"/>
    </style:style>
    <style:style style:name="P5" style:family="paragraph">
      <loext:graphic-properties draw:fill="none"/>
      <style:paragraph-properties fo:text-align="start" style:writing-mode="lr-tb"/>
      <style:text-properties fo:color="#2a6099" style:font-name="Ubuntu"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paragraph-properties style:writing-mode="lr-tb"/>
      <style:text-properties fo:color="#2a6099" style:font-name="Ubuntu"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style:font-name="Ubuntu" fo:font-size="11pt" style:font-size-asian="11pt" style:font-size-complex="11pt"/>
    </style:style>
    <style:style style:name="P9" style:family="paragraph">
      <loext:graphic-properties draw:fill="none" draw:fill-color="#ffffff"/>
      <style:paragraph-properties style:writing-mode="lr-tb"/>
      <style:text-properties fo:color="#2a6099" style:font-name="Ubuntu" fo:font-size="11pt" style:font-size-asian="11pt" style:font-size-complex="11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2a6099" style:font-name="Ubuntu"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fo:color="#2a6099" style:font-name="Ubuntu" fo:font-size="14pt" style:font-size-asian="14pt" style:font-size-complex="14pt"/>
    </style:style>
    <style:style style:name="P13" style:family="paragraph">
      <loext:graphic-properties draw:fill="none" draw:fill-color="#ffffff"/>
      <style:text-properties fo:color="#2a6099" style:font-name="Ubuntu" fo:font-size="11pt" style:font-size-asian="11pt" style:font-size-complex="11pt"/>
    </style:style>
    <style:style style:name="P14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PalatinoLinotype1" fo:font-size="12pt" style:text-underline-style="solid" style:text-underline-width="auto" style:text-underline-color="font-color" style:font-size-asian="12pt" style:font-name-complex="PalatinoLinotype1" style:font-size-complex="12pt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PalatinoLinotype1" fo:font-size="11pt" style:font-size-asian="11pt" style:font-name-complex="PalatinoLinotype1" style:font-size-complex="11pt"/>
    </style:style>
    <style:style style:name="T6" style:family="text">
      <style:text-properties fo:color="#2a6099" style:font-name="Ubuntu" fo:font-size="12pt" fo:font-weight="normal" style:font-size-asian="12pt" style:font-weight-asian="normal" style:font-name-complex="PalatinoLinotype1" style:font-size-complex="12pt" style:font-weight-complex="normal"/>
    </style:style>
    <style:style style:name="T7" style:family="text">
      <style:text-properties fo:color="#2a6099" style:font-name="Ubuntu" fo:font-size="11pt" fo:font-weight="normal" style:font-size-asian="11pt" style:font-weight-asian="normal" style:font-name-complex="PalatinoLinotype1" style:font-size-complex="11pt" style:font-weight-complex="normal"/>
    </style:style>
    <style:style style:name="T8" style:family="text">
      <style:text-properties fo:color="#000000" style:font-name="PalatinoLinotype1" fo:font-size="11pt" fo:background-color="transparent" style:font-size-asian="11pt" style:font-name-complex="PalatinoLinotype1" style:font-size-complex="11pt"/>
    </style:style>
    <style:style style:name="T9" style:family="text">
      <style:text-properties fo:color="#2a6099" style:font-name="Ubuntu" fo:font-size="12pt" style:font-size-asian="12pt" style:font-size-complex="12pt"/>
    </style:style>
    <style:style style:name="T10" style:family="text">
      <style:text-properties fo:color="#2a6099" style:font-name="Ubuntu" fo:font-size="11pt" style:font-size-asian="11pt" style:font-size-complex="11pt"/>
    </style:style>
    <style:style style:name="T11" style:family="text">
      <style:text-properties fo:color="#000000" style:font-name="PalatinoLinotype1" fo:font-size="12pt" fo:font-style="italic" style:font-size-asian="12pt" style:font-name-complex="PalatinoLinotype1" style:font-size-complex="12pt" style:font-style-complex="italic"/>
    </style:style>
    <style:style style:name="T12" style:family="text">
      <style:text-properties fo:color="#2a6099" style:font-name="Ubuntu" fo:font-size="10pt" style:font-size-asian="10pt" style:font-size-complex="10pt"/>
    </style:style>
    <style:style style:name="T13" style:family="text">
      <style:text-properties fo:color="#2a6099" style:font-name="Ubuntu" fo:font-size="14pt" style:font-size-asian="14pt" style:font-size-complex="14pt"/>
    </style:style>
    <style:style style:name="T14" style:family="text">
      <style:text-properties fo:color="#2a6099" style:text-position="33% 58%" style:font-name="Ubuntu" fo:font-size="11pt" style:font-size-asian="11pt" style:font-size-complex="11pt"/>
    </style:style>
    <style:style style:name="T15" style:family="text">
      <style:text-properties fo:color="#2a6099" style:text-position="0% 100%" style:font-name="Ubuntu" fo:font-size="11pt" style:font-size-asian="11pt" style:font-size-complex="11pt"/>
    </style:style>
    <style:style style:name="T16" style:family="text">
      <style:text-properties fo:color="#000000" style:font-name="PalatinoLinotype1" fo:font-size="7pt" style:font-size-asian="7pt" style:font-name-complex="PalatinoLinotype1" style:font-size-complex="7pt"/>
    </style:style>
    <style:style style:name="T17" style:family="text">
      <style:text-properties fo:color="#2a6099" style:text-position="-33% 58%" style:font-name="Ubuntu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548cm" svg:height="0.497cm" svg:x="2.096cm" svg:y="1.343cm">
          <draw:text-box>
            <text:p text:style-name="P2"><text:span text:style-name="T1">Homework – </text:span><text:span text:style-name="T1">Chapter 5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</text:span><text:span text:style-name="T2">Operating </text:span><text:span text:style-name="T2">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20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6.284cm" svg:height="0.424cm" svg:x="1.905cm" svg:y="2.677cm">
          <draw:text-box>
            <text:p text:style-name="P2"><text:span text:style-name="T2">Name: ___</text:span><text:span text:style-name="T3">Justin </text:span><text:span text:style-name="T3">Weigle</text:span><text:span text:style-name="T2">________ </text:span></text:p>
          </draw:text-box>
        </draw:frame>
        <draw:frame draw:style-name="gr3" draw:text-style-name="P3" draw:layer="layout" svg:width="0.422cm" svg:height="0.424cm" svg:x="1.90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3.82cm">
          <draw:text-box>
            <text:p text:style-name="P2"><text:span text:style-name="T2">1.</text:span></text:p>
          </draw:text-box>
        </draw:frame>
        <draw:frame draw:style-name="gr7" draw:text-style-name="P3" draw:layer="layout" svg:width="0.422cm" svg:height="0.475cm" svg:x="2.828cm" svg:y="3.744cm">
          <draw:text-box>
            <text:p text:style-name="P2"><text:span text:style-name="T4"><text:s/></text:span></text:p>
          </draw:text-box>
        </draw:frame>
        <draw:frame draw:style-name="gr8" draw:text-style-name="P4" draw:layer="layout" svg:width="16.258cm" svg:height="0.422cm" svg:x="3.175cm" svg:y="3.82cm">
          <draw:text-box>
            <text:p text:style-name="P2"><text:span text:style-name="T5">Multiprogramme</text:span><text:span text:style-name="T5">d computers </text:span><text:span text:style-name="T5">depend on the </text:span><text:span text:style-name="T5">cpu burst – io </text:span><text:span text:style-name="T5">burst cycle. <text:s/></text:span><text:span text:style-name="T5">Explain why. <text:s/></text:span><text:span text:style-name="T5">Write a </text:span></text:p>
          </draw:text-box>
        </draw:frame>
        <draw:frame draw:style-name="gr9" draw:text-style-name="P4" draw:layer="layout" svg:width="11.208cm" svg:height="0.422cm" svg:x="3.175cm" svg:y="4.392cm">
          <draw:text-box>
            <text:p text:style-name="P2"><text:span text:style-name="T5">C function, no </text:span><text:span text:style-name="T5">matter how </text:span><text:span text:style-name="T5">trivial, that does </text:span><text:span text:style-name="T5">not behave this </text:span><text:span text:style-name="T5">way: </text:span></text:p>
          </draw:text-box>
        </draw:frame>
        <draw:frame draw:style-name="gr10" draw:text-style-name="P5" draw:layer="layout" svg:width="17.507cm" svg:height="0.971cm" svg:x="2.435cm" svg:y="4.856cm">
          <draw:text-box>
            <text:p text:style-name="P2"><text:span text:style-name="T6"><text:s/></text:span><text:span text:style-name="T7">Multiprogramme</text:span><text:span text:style-name="T7">d computers </text:span><text:span text:style-name="T7">execute a process </text:span><text:span text:style-name="T7">until it must wait, </text:span><text:span text:style-name="T7">usually for the </text:span><text:span text:style-name="T7">execution of an</text:span></text:p>
            <text:p text:style-name="P2"><text:span text:style-name="T7">I/O request. </text:span><text:span text:style-name="T7">Therefore if a </text:span><text:span text:style-name="T7">process never </text:span><text:span text:style-name="T7">hits an I/O </text:span><text:span text:style-name="T7">request, it </text:span><text:span text:style-name="T7">doesn’t allow </text:span><text:span text:style-name="T7">other programs </text:span><text:span text:style-name="T7">to run.</text:span></text:p>
          </draw:text-box>
        </draw:frame>
        <draw:frame draw:style-name="gr3" draw:text-style-name="P3" draw:layer="layout" svg:width="0.422cm" svg:height="0.424cm" svg:x="2.54cm" svg:y="10.674cm">
          <draw:text-box>
            <text:p text:style-name="P2"><text:span text:style-name="T2">2.</text:span></text:p>
          </draw:text-box>
        </draw:frame>
        <draw:frame draw:style-name="gr7" draw:text-style-name="P3" draw:layer="layout" svg:width="0.422cm" svg:height="0.475cm" svg:x="2.828cm" svg:y="10.598cm">
          <draw:text-box>
            <text:p text:style-name="P2"><text:span text:style-name="T4"><text:s/></text:span></text:p>
          </draw:text-box>
        </draw:frame>
        <draw:frame draw:style-name="gr11" draw:text-style-name="P6" draw:layer="layout" svg:width="16.491cm" svg:height="0.422cm" svg:x="3.175cm" svg:y="10.674cm">
          <draw:text-box>
            <text:p text:style-name="P2"><text:span text:style-name="T5">The job of the </text:span><text:span text:style-name="T5">CPU scheduler is </text:span><text:span text:style-name="T5">to pick the next </text:span><text:span text:style-name="T5">process to run. <text:s/></text:span><text:span text:style-name="T5">Truly, it is not </text:span><text:span text:style-name="T5">possible to make </text:span></text:p>
          </draw:text-box>
        </draw:frame>
        <draw:frame draw:style-name="gr12" draw:text-style-name="P6" draw:layer="layout" svg:width="5.933cm" svg:height="0.422cm" svg:x="3.175cm" svg:y="11.245cm">
          <draw:text-box>
            <text:p text:style-name="P2"><text:span text:style-name="T5">a perfect </text:span><text:span text:style-name="T5">scheduler. <text:s/></text:span><text:span text:style-name="T5">Explain why. </text:span></text:p>
          </draw:text-box>
        </draw:frame>
        <draw:frame draw:style-name="gr3" draw:text-style-name="P3" draw:layer="layout" svg:width="0.422cm" svg:height="0.424cm" svg:x="2.54cm" svg:y="16.385cm">
          <draw:text-box>
            <text:p text:style-name="P2"><text:span text:style-name="T2">3.</text:span></text:p>
          </draw:text-box>
        </draw:frame>
        <draw:frame draw:style-name="gr7" draw:text-style-name="P3" draw:layer="layout" svg:width="0.422cm" svg:height="0.475cm" svg:x="2.828cm" svg:y="16.309cm">
          <draw:text-box>
            <text:p text:style-name="P2"><text:span text:style-name="T4"><text:s/></text:span></text:p>
          </draw:text-box>
        </draw:frame>
        <draw:frame draw:style-name="gr13" draw:text-style-name="P6" draw:layer="layout" svg:width="16.834cm" svg:height="0.422cm" svg:x="3.175cm" svg:y="16.385cm">
          <draw:text-box>
            <text:p text:style-name="P2"><text:span text:style-name="T5">Preemptive </text:span><text:span text:style-name="T5">scheduler depend </text:span><text:span text:style-name="T5">on </text:span><text:span text:style-name="T5">___</text:span><text:span text:style-name="T8">Interrupts</text:span><text:span text:style-name="T5">___ </text:span><text:span text:style-name="T5">to get control </text:span><text:span text:style-name="T5">back from the </text:span><text:span text:style-name="T5">currently running </text:span></text:p>
          </draw:text-box>
        </draw:frame>
        <draw:frame draw:style-name="gr14" draw:text-style-name="P6" draw:layer="layout" svg:width="11.567cm" svg:height="0.422cm" svg:x="3.175cm" svg:y="16.956cm">
          <draw:text-box>
            <text:p text:style-name="P2"><text:span text:style-name="T5">user program. <text:s/></text:span><text:span text:style-name="T5">Why can’t the OS </text:span><text:span text:style-name="T5">just take control </text:span><text:span text:style-name="T5">back on its own? </text:span></text:p>
          </draw:text-box>
        </draw:frame>
        <draw:frame draw:style-name="gr3" draw:text-style-name="P3" draw:layer="layout" svg:width="0.422cm" svg:height="0.424cm" svg:x="6.985cm" svg:y="17.528cm">
          <draw:text-box>
            <text:p text:style-name="P2"><text:span text:style-name="T2"><text:s/></text:span></text:p>
          </draw:text-box>
        </draw:frame>
        <draw:frame draw:style-name="gr15" draw:text-style-name="P7" draw:layer="layout" svg:width="3.52cm" svg:height="2.845cm" svg:x="4.34cm" svg:y="6.38cm">
          <draw:text-box>
            <text:p><text:span text:style-name="T9">void do_a_loop </text:span><text:span text:style-name="T9">() {</text:span></text:p>
            <text:p><text:span text:style-name="T9"><text:s text:c="4"/></text:span><text:span text:style-name="T9">int i = 0;</text:span></text:p>
            <text:p><text:span text:style-name="T9"><text:s text:c="4"/></text:span><text:span text:style-name="T9">while (1) {</text:span></text:p>
            <text:p><text:span text:style-name="T9"><text:s text:c="8"/></text:span><text:span text:style-name="T9">i += 1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draw:frame draw:style-name="gr16" draw:text-style-name="P8" draw:layer="layout" svg:width="17.659cm" svg:height="4.361cm" svg:x="2.562cm" svg:y="11.671cm">
          <draw:text-box>
            <text:p><text:span text:style-name="T10">There are way too </text:span><text:span text:style-name="T10">many criteria </text:span><text:span text:style-name="T10">involved in </text:span><text:span text:style-name="T10">picking a </text:span><text:span text:style-name="T10">scheduling </text:span><text:span text:style-name="T10">algorithm that </text:span><text:span text:style-name="T10">fits every </text:span><text:span text:style-name="T10">situation.</text:span></text:p>
            <text:p><text:span text:style-name="T10">The primary </text:span><text:span text:style-name="T10">criteria are: CPU </text:span><text:span text:style-name="T10">utilization, </text:span><text:span text:style-name="T10">throughput, </text:span><text:span text:style-name="T10">turnaround time, </text:span><text:span text:style-name="T10">waiting time, and </text:span><text:span text:style-name="T10">response</text:span></text:p>
            <text:p><text:span text:style-name="T10">time. Each </text:span><text:span text:style-name="T10">algorithm can </text:span><text:span text:style-name="T10">favor one class of </text:span><text:span text:style-name="T10">processes over </text:span><text:span text:style-name="T10">another based on </text:span><text:span text:style-name="T10">the listed criteria.</text:span></text:p>
            <text:p><text:span text:style-name="T10"/></text:p>
            <text:p><text:span text:style-name="T10">If you get a lot of </text:span><text:span text:style-name="T10">processes that </text:span><text:span text:style-name="T10">have very short </text:span><text:span text:style-name="T10">CPU times and a </text:span><text:span text:style-name="T10">couple processes </text:span><text:span text:style-name="T10">with long CPU</text:span></text:p>
            <text:p><text:span text:style-name="T10">times, the long </text:span><text:span text:style-name="T10">running </text:span><text:span text:style-name="T10">processes may </text:span><text:span text:style-name="T10">wait a very long </text:span><text:span text:style-name="T10">time before </text:span><text:span text:style-name="T10">getting to run </text:span><text:span text:style-name="T10">under</text:span></text:p>
            <text:p><text:span text:style-name="T10">Shortest-Job-</text:span><text:span text:style-name="T10">First Scheduling.</text:span></text:p>
            <text:p><text:span text:style-name="T10"/></text:p>
            <text:p><text:span text:style-name="T10">On the other </text:span><text:span text:style-name="T10">hand, under </text:span><text:span text:style-name="T10">Priority </text:span><text:span text:style-name="T10">Scheduling, </text:span><text:span text:style-name="T10">processes with </text:span><text:span text:style-name="T10">low priority </text:span><text:span text:style-name="T10">might wait a very </text:span><text:span text:style-name="T10">long, and</text:span></text:p>
            <text:p><text:span text:style-name="T10">possibly even </text:span><text:span text:style-name="T10">indefinite, </text:span><text:span text:style-name="T10">amount of time </text:span><text:span text:style-name="T10">before getting to </text:span><text:span text:style-name="T10">run if there are </text:span><text:span text:style-name="T10">many high </text:span><text:span text:style-name="T10">priority tasks.</text:span></text:p>
          </draw:text-box>
        </draw:frame>
        <draw:frame draw:style-name="gr17" draw:text-style-name="P9" draw:layer="layout" svg:width="17.545cm" svg:height="1.309cm" svg:x="2.501cm" svg:y="17.556cm">
          <draw:text-box>
            <text:p><text:span text:style-name="T10">Preemptive </text:span><text:span text:style-name="T10">scheduling can </text:span><text:span text:style-name="T10">result in race </text:span><text:span text:style-name="T10">conditions. Since </text:span><text:span text:style-name="T10">this can cause </text:span><text:span text:style-name="T10">severe problems </text:span><text:span text:style-name="T10">in regards</text:span></text:p>
            <text:p><text:span text:style-name="T10">to data being </text:span><text:span text:style-name="T10">shared across </text:span><text:span text:style-name="T10">processes, there </text:span><text:span text:style-name="T10">are mechanisms </text:span><text:span text:style-name="T10">such as mutex </text:span><text:span text:style-name="T10">locks that </text:span><text:span text:style-name="T10">prevent said</text:span></text:p>
            <text:p><text:span text:style-name="T10">race conditions </text:span><text:span text:style-name="T10">by temporarily </text:span><text:span text:style-name="T10">disabling </text:span><text:span text:style-name="T10">interrupts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548cm" svg:height="0.497cm" svg:x="2.096cm" svg:y="1.343cm">
          <draw:text-box>
            <text:p text:style-name="P2"><text:span text:style-name="T1">Homework – </text:span><text:span text:style-name="T1">Chapter 5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</text:span><text:span text:style-name="T2">Operating </text:span><text:span text:style-name="T2">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20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4.</text:span></text:p>
          </draw:text-box>
        </draw:frame>
        <draw:frame draw:style-name="gr7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18" draw:text-style-name="P3" draw:layer="layout" svg:width="17.371cm" svg:height="0.424cm" svg:x="3.175cm" svg:y="2.677cm">
          <draw:text-box>
            <text:p text:style-name="P2"><text:span text:style-name="T2">The text </text:span><text:span text:style-name="T2">described two </text:span><text:span text:style-name="T2">types of context </text:span><text:span text:style-name="T2">switches – </text:span><text:span text:style-name="T2">voluntary and </text:span><text:span text:style-name="T2">involuntary. </text:span><text:span text:style-name="T2">What triggers </text:span></text:p>
          </draw:text-box>
        </draw:frame>
        <draw:frame draw:style-name="gr19" draw:text-style-name="P3" draw:layer="layout" svg:width="4.091cm" svg:height="0.424cm" svg:x="3.175cm" svg:y="3.249cm">
          <draw:text-box>
            <text:p text:style-name="P2"><text:span text:style-name="T2">these different </text:span><text:span text:style-name="T2">types? </text:span></text:p>
          </draw:text-box>
        </draw:frame>
        <draw:frame draw:style-name="gr3" draw:text-style-name="P3" draw:layer="layout" svg:width="0.422cm" svg:height="0.424cm" svg:x="2.54cm" svg:y="8.959cm">
          <draw:text-box>
            <text:p text:style-name="P2"><text:span text:style-name="T2">5.</text:span></text:p>
          </draw:text-box>
        </draw:frame>
        <draw:frame draw:style-name="gr7" draw:text-style-name="P3" draw:layer="layout" svg:width="0.422cm" svg:height="0.475cm" svg:x="2.828cm" svg:y="8.884cm">
          <draw:text-box>
            <text:p text:style-name="P2"><text:span text:style-name="T4"><text:s/></text:span></text:p>
          </draw:text-box>
        </draw:frame>
        <draw:frame draw:style-name="gr20" draw:text-style-name="P3" draw:layer="layout" svg:width="17.329cm" svg:height="0.424cm" svg:x="3.175cm" svg:y="8.959cm">
          <draw:text-box>
            <text:p text:style-name="P2"><text:span text:style-name="T2">Consider the </text:span><text:span text:style-name="T2">following </text:span><text:span text:style-name="T2">processes and </text:span><text:span text:style-name="T2">then answer the </text:span><text:span text:style-name="T2">following </text:span><text:span text:style-name="T2">questions using </text:span><text:span text:style-name="T11">First-Come, </text:span></text:p>
          </draw:text-box>
        </draw:frame>
        <draw:frame draw:style-name="gr21" draw:text-style-name="P3" draw:layer="layout" svg:width="4.46cm" svg:height="0.424cm" svg:x="3.175cm" svg:y="9.531cm">
          <draw:text-box>
            <text:p text:style-name="P2"><text:span text:style-name="T11">First Served</text:span><text:span text:style-name="T2"> </text:span><text:span text:style-name="T2">scheduling: </text:span></text:p>
          </draw:text-box>
        </draw:frame>
        <draw:frame draw:style-name="gr3" draw:text-style-name="P3" draw:layer="layout" svg:width="0.422cm" svg:height="0.424cm" svg:x="1.905cm" svg:y="10.102cm">
          <draw:text-box>
            <text:p text:style-name="P2"><text:span text:style-name="T2"><text:s/></text:span></text:p>
          </draw:text-box>
        </draw:frame>
        <draw:frame draw:style-name="gr22" draw:text-style-name="P3" draw:layer="layout" svg:width="1.492cm" svg:height="0.424cm" svg:x="5.715cm" svg:y="10.674cm">
          <draw:text-box>
            <text:p text:style-name="P2"><text:span text:style-name="T11">Process <text:s/></text:span></text:p>
          </draw:text-box>
        </draw:frame>
        <draw:frame draw:style-name="gr3" draw:text-style-name="P3" draw:layer="layout" svg:width="0.422cm" svg:height="0.424cm" svg:x="8.255cm" svg:y="10.674cm">
          <draw:text-box>
            <text:p text:style-name="P2"><text:span text:style-name="T11"><text:s/></text:span></text:p>
          </draw:text-box>
        </draw:frame>
        <draw:frame draw:style-name="gr23" draw:text-style-name="P3" draw:layer="layout" svg:width="2.356cm" svg:height="0.424cm" svg:x="9.525cm" svg:y="10.674cm">
          <draw:text-box>
            <text:p text:style-name="P2"><text:span text:style-name="T11">Arrival Time </text:span></text:p>
          </draw:text-box>
        </draw:frame>
        <draw:frame draw:style-name="gr3" draw:text-style-name="P3" draw:layer="layout" svg:width="0.422cm" svg:height="0.424cm" svg:x="12.065cm" svg:y="10.674cm">
          <draw:text-box>
            <text:p text:style-name="P2"><text:span text:style-name="T11"><text:s/></text:span></text:p>
          </draw:text-box>
        </draw:frame>
        <draw:frame draw:style-name="gr24" draw:text-style-name="P3" draw:layer="layout" svg:width="2.051cm" svg:height="0.424cm" svg:x="13.335cm" svg:y="10.674cm">
          <draw:text-box>
            <text:p text:style-name="P2"><text:span text:style-name="T11">Burst Time </text:span></text:p>
          </draw:text-box>
        </draw:frame>
        <draw:frame draw:style-name="gr25" draw:text-style-name="P3" draw:layer="layout" svg:width="0.578cm" svg:height="0.424cm" svg:x="5.715cm" svg:y="11.245cm">
          <draw:text-box>
            <text:p text:style-name="P2"><text:span text:style-name="T11">P1 </text:span></text:p>
          </draw:text-box>
        </draw:frame>
        <draw:frame draw:style-name="gr3" draw:text-style-name="P3" draw:layer="layout" svg:width="0.422cm" svg:height="0.424cm" svg:x="6.985cm" svg:y="11.245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8.255cm" svg:y="11.245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9.525cm" svg:y="11.245cm">
          <draw:text-box>
            <text:p text:style-name="P2"><text:span text:style-name="T11">0 </text:span></text:p>
          </draw:text-box>
        </draw:frame>
        <draw:frame draw:style-name="gr3" draw:text-style-name="P3" draw:layer="layout" svg:width="0.422cm" svg:height="0.424cm" svg:x="10.795cm" svg:y="11.245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12.065cm" svg:y="11.245cm">
          <draw:text-box>
            <text:p text:style-name="P2"><text:span text:style-name="T11"><text:s/></text:span></text:p>
          </draw:text-box>
        </draw:frame>
        <draw:frame draw:style-name="gr26" draw:text-style-name="P3" draw:layer="layout" svg:width="0.637cm" svg:height="0.424cm" svg:x="13.335cm" svg:y="11.245cm">
          <draw:text-box>
            <text:p text:style-name="P2"><text:span text:style-name="T11">1.5 </text:span></text:p>
          </draw:text-box>
        </draw:frame>
        <draw:frame draw:style-name="gr25" draw:text-style-name="P3" draw:layer="layout" svg:width="0.578cm" svg:height="0.424cm" svg:x="5.715cm" svg:y="11.817cm">
          <draw:text-box>
            <text:p text:style-name="P2"><text:span text:style-name="T11">P2 </text:span></text:p>
          </draw:text-box>
        </draw:frame>
        <draw:frame draw:style-name="gr3" draw:text-style-name="P3" draw:layer="layout" svg:width="0.422cm" svg:height="0.424cm" svg:x="6.985cm" svg:y="11.817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8.255cm" svg:y="11.817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9.525cm" svg:y="11.817cm">
          <draw:text-box>
            <text:p text:style-name="P2"><text:span text:style-name="T11">1 </text:span></text:p>
          </draw:text-box>
        </draw:frame>
        <draw:frame draw:style-name="gr3" draw:text-style-name="P3" draw:layer="layout" svg:width="0.422cm" svg:height="0.424cm" svg:x="10.795cm" svg:y="11.817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12.065cm" svg:y="11.817cm">
          <draw:text-box>
            <text:p text:style-name="P2"><text:span text:style-name="T11"><text:s/></text:span></text:p>
          </draw:text-box>
        </draw:frame>
        <draw:frame draw:style-name="gr26" draw:text-style-name="P3" draw:layer="layout" svg:width="0.637cm" svg:height="0.424cm" svg:x="13.335cm" svg:y="11.817cm">
          <draw:text-box>
            <text:p text:style-name="P2"><text:span text:style-name="T11">0.5 </text:span></text:p>
          </draw:text-box>
        </draw:frame>
        <draw:frame draw:style-name="gr25" draw:text-style-name="P3" draw:layer="layout" svg:width="0.578cm" svg:height="0.424cm" svg:x="5.715cm" svg:y="12.384cm">
          <draw:text-box>
            <text:p text:style-name="P2"><text:span text:style-name="T11">P3 </text:span></text:p>
          </draw:text-box>
        </draw:frame>
        <draw:frame draw:style-name="gr3" draw:text-style-name="P3" draw:layer="layout" svg:width="0.422cm" svg:height="0.424cm" svg:x="6.985cm" svg:y="12.384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8.255cm" svg:y="12.384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9.525cm" svg:y="12.384cm">
          <draw:text-box>
            <text:p text:style-name="P2"><text:span text:style-name="T11">3 </text:span></text:p>
          </draw:text-box>
        </draw:frame>
        <draw:frame draw:style-name="gr3" draw:text-style-name="P3" draw:layer="layout" svg:width="0.422cm" svg:height="0.424cm" svg:x="10.795cm" svg:y="12.384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12.065cm" svg:y="12.384cm">
          <draw:text-box>
            <text:p text:style-name="P2"><text:span text:style-name="T11"><text:s/></text:span></text:p>
          </draw:text-box>
        </draw:frame>
        <draw:frame draw:style-name="gr26" draw:text-style-name="P3" draw:layer="layout" svg:width="0.637cm" svg:height="0.424cm" svg:x="13.335cm" svg:y="12.384cm">
          <draw:text-box>
            <text:p text:style-name="P2"><text:span text:style-name="T11">2.5 </text:span></text:p>
          </draw:text-box>
        </draw:frame>
        <draw:frame draw:style-name="gr25" draw:text-style-name="P3" draw:layer="layout" svg:width="0.578cm" svg:height="0.424cm" svg:x="5.715cm" svg:y="12.956cm">
          <draw:text-box>
            <text:p text:style-name="P2"><text:span text:style-name="T11">P4 </text:span></text:p>
          </draw:text-box>
        </draw:frame>
        <draw:frame draw:style-name="gr3" draw:text-style-name="P3" draw:layer="layout" svg:width="0.422cm" svg:height="0.424cm" svg:x="6.985cm" svg:y="12.956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8.255cm" svg:y="12.956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9.525cm" svg:y="12.956cm">
          <draw:text-box>
            <text:p text:style-name="P2"><text:span text:style-name="T11">4 </text:span></text:p>
          </draw:text-box>
        </draw:frame>
        <draw:frame draw:style-name="gr3" draw:text-style-name="P3" draw:layer="layout" svg:width="0.422cm" svg:height="0.424cm" svg:x="10.795cm" svg:y="12.956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12.065cm" svg:y="12.956cm">
          <draw:text-box>
            <text:p text:style-name="P2"><text:span text:style-name="T11"><text:s/></text:span></text:p>
          </draw:text-box>
        </draw:frame>
        <draw:frame draw:style-name="gr26" draw:text-style-name="P3" draw:layer="layout" svg:width="0.637cm" svg:height="0.424cm" svg:x="13.335cm" svg:y="12.956cm">
          <draw:text-box>
            <text:p text:style-name="P2"><text:span text:style-name="T11">1.5 </text:span></text:p>
          </draw:text-box>
        </draw:frame>
        <draw:frame draw:style-name="gr3" draw:text-style-name="P3" draw:layer="layout" svg:width="0.422cm" svg:height="0.424cm" svg:x="5.715cm" svg:y="13.527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3.175cm" svg:y="14.099cm">
          <draw:text-box>
            <text:p text:style-name="P2"><text:span text:style-name="T2">a.</text:span></text:p>
          </draw:text-box>
        </draw:frame>
        <draw:frame draw:style-name="gr7" draw:text-style-name="P3" draw:layer="layout" svg:width="0.422cm" svg:height="0.475cm" svg:x="3.463cm" svg:y="14.023cm">
          <draw:text-box>
            <text:p text:style-name="P2"><text:span text:style-name="T4"><text:s/></text:span></text:p>
          </draw:text-box>
        </draw:frame>
        <draw:frame draw:style-name="gr27" draw:text-style-name="P3" draw:layer="layout" svg:width="12.816cm" svg:height="0.424cm" svg:x="3.81cm" svg:y="14.099cm">
          <draw:text-box>
            <text:p text:style-name="P2"><text:span text:style-name="T2">Show the Gantt </text:span><text:span text:style-name="T2">chart for these </text:span><text:span text:style-name="T2">four processes </text:span><text:span text:style-name="T2">(see text for </text:span><text:span text:style-name="T2">example): </text:span></text:p>
          </draw:text-box>
        </draw:frame>
        <draw:frame draw:style-name="gr3" draw:text-style-name="P3" draw:layer="layout" svg:width="0.422cm" svg:height="0.424cm" svg:x="3.175cm" svg:y="16.385cm">
          <draw:text-box>
            <text:p text:style-name="P2"><text:span text:style-name="T2">b.</text:span></text:p>
          </draw:text-box>
        </draw:frame>
        <draw:frame draw:style-name="gr7" draw:text-style-name="P3" draw:layer="layout" svg:width="0.422cm" svg:height="0.475cm" svg:x="3.488cm" svg:y="16.309cm">
          <draw:text-box>
            <text:p text:style-name="P2"><text:span text:style-name="T4"><text:s/></text:span></text:p>
          </draw:text-box>
        </draw:frame>
        <draw:frame draw:style-name="gr28" draw:text-style-name="P3" draw:layer="layout" svg:width="7.118cm" svg:height="0.424cm" svg:x="3.81cm" svg:y="16.385cm">
          <draw:text-box>
            <text:p text:style-name="P2"><text:span text:style-name="T2">Compute the </text:span><text:span text:style-name="T2">average </text:span><text:span text:style-name="T11">CPU </text:span><text:span text:style-name="T11">utilization: </text:span></text:p>
          </draw:text-box>
        </draw:frame>
        <draw:frame draw:style-name="gr3" draw:text-style-name="P3" draw:layer="layout" svg:width="0.422cm" svg:height="0.424cm" svg:x="3.175cm" svg:y="18.666cm">
          <draw:text-box>
            <text:p text:style-name="P2"><text:span text:style-name="T2">c.</text:span></text:p>
          </draw:text-box>
        </draw:frame>
        <draw:frame draw:style-name="gr7" draw:text-style-name="P3" draw:layer="layout" svg:width="0.422cm" svg:height="0.475cm" svg:x="3.442cm" svg:y="18.591cm">
          <draw:text-box>
            <text:p text:style-name="P2"><text:span text:style-name="T4"><text:s/></text:span></text:p>
          </draw:text-box>
        </draw:frame>
        <draw:frame draw:style-name="gr29" draw:text-style-name="P3" draw:layer="layout" svg:width="7.355cm" svg:height="0.424cm" svg:x="3.81cm" svg:y="18.666cm">
          <draw:text-box>
            <text:p text:style-name="P2"><text:span text:style-name="T2">Compute the </text:span><text:span text:style-name="T2">average </text:span><text:span text:style-name="T11">turn-</text:span><text:span text:style-name="T11">around time:</text:span><text:span text:style-name="T2"> </text:span></text:p>
          </draw:text-box>
        </draw:frame>
        <draw:frame draw:style-name="gr3" draw:text-style-name="P3" draw:layer="layout" svg:width="0.422cm" svg:height="0.424cm" svg:x="3.175cm" svg:y="20.952cm">
          <draw:text-box>
            <text:p text:style-name="P2"><text:span text:style-name="T2">d.</text:span></text:p>
          </draw:text-box>
        </draw:frame>
        <draw:frame draw:style-name="gr7" draw:text-style-name="P3" draw:layer="layout" svg:width="0.422cm" svg:height="0.475cm" svg:x="3.509cm" svg:y="20.877cm">
          <draw:text-box>
            <text:p text:style-name="P2"><text:span text:style-name="T4"><text:s/></text:span></text:p>
          </draw:text-box>
        </draw:frame>
        <draw:frame draw:style-name="gr30" draw:text-style-name="P3" draw:layer="layout" svg:width="5.996cm" svg:height="0.424cm" svg:x="3.81cm" svg:y="20.952cm">
          <draw:text-box>
            <text:p text:style-name="P2"><text:span text:style-name="T2">Compute the </text:span><text:span text:style-name="T2">average </text:span><text:span text:style-name="T11">wait-</text:span><text:span text:style-name="T11">time:</text:span><text:span text:style-name="T2"> </text:span></text:p>
          </draw:text-box>
        </draw:frame>
        <draw:frame draw:style-name="gr3" draw:text-style-name="P3" draw:layer="layout" svg:width="0.422cm" svg:height="0.424cm" svg:x="1.905cm" svg:y="22.6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22.667cm">
          <draw:text-box>
            <text:p text:style-name="P2"><text:span text:style-name="T2"><text:s/></text:span></text:p>
          </draw:text-box>
        </draw:frame>
        <draw:frame draw:style-name="gr31" draw:text-style-name="P9" draw:layer="layout" svg:width="16.529cm" svg:height="1.745cm" svg:x="3.451cm" svg:y="3.967cm">
          <draw:text-box>
            <text:p><text:span text:style-name="T10">Voluntary - </text:span><text:span text:style-name="T10">process gives up </text:span><text:span text:style-name="T10">control of the </text:span><text:span text:style-name="T10">CPU because it </text:span><text:span text:style-name="T10">requires a </text:span><text:span text:style-name="T10">resource that is </text:span><text:span text:style-name="T10">currently</text:span></text:p>
            <text:p><text:span text:style-name="T10"><text:s text:c="4"/></text:span><text:span text:style-name="T10">unavailable.</text:span></text:p>
            <text:p><text:span text:style-name="T10">Nonvoluntary - </text:span><text:span text:style-name="T10">CPU is taken </text:span><text:span text:style-name="T10">away from a </text:span><text:span text:style-name="T10">process, time </text:span><text:span text:style-name="T10">slice </text:span><text:span text:style-name="T10">expired/preempt</text:span><text:span text:style-name="T10">ed by a higher</text:span></text:p>
            <text:p><text:span text:style-name="T10"><text:s text:c="4"/></text:span><text:span text:style-name="T10">priority process.</text:span></text:p>
          </draw:text-box>
        </draw:frame>
        <draw:line draw:style-name="gr32" draw:text-style-name="P10" draw:layer="layout" svg:x1="2.435cm" svg:y1="14.762cm" svg:x2="20.215cm" svg:y2="14.762cm">
          <text:p/>
        </draw:line>
        <draw:line draw:style-name="gr32" draw:text-style-name="P10" draw:layer="layout" svg:x1="2.435cm" svg:y1="15.778cm" svg:x2="20.215cm" svg:y2="15.778cm">
          <text:p/>
        </draw:line>
        <draw:line draw:style-name="gr32" draw:text-style-name="P10" draw:layer="layout" svg:x1="2.435cm" svg:y1="14.762cm" svg:x2="2.435cm" svg:y2="15.778cm">
          <text:p/>
        </draw:line>
        <draw:line draw:style-name="gr32" draw:text-style-name="P10" draw:layer="layout" svg:x1="20.215cm" svg:y1="14.762cm" svg:x2="20.215cm" svg:y2="15.778cm">
          <text:p/>
        </draw:line>
        <draw:line draw:style-name="gr32" draw:text-style-name="P10" draw:layer="layout" svg:x1="6.245cm" svg:y1="14.762cm" svg:x2="6.245cm" svg:y2="15.778cm">
          <text:p/>
        </draw:line>
        <draw:line draw:style-name="gr32" draw:text-style-name="P10" draw:layer="layout" svg:x1="7.515cm" svg:y1="14.762cm" svg:x2="7.515cm" svg:y2="15.778cm">
          <text:p/>
        </draw:line>
        <draw:line draw:style-name="gr32" draw:text-style-name="P10" draw:layer="layout" svg:x1="16.405cm" svg:y1="14.762cm" svg:x2="16.405cm" svg:y2="15.778cm">
          <text:p/>
        </draw:line>
        <draw:frame draw:style-name="gr33" draw:text-style-name="P11" draw:layer="layout" svg:width="1.344cm" svg:height="0.395cm" svg:x="2.361cm" svg:y="15.905cm">
          <draw:text-box>
            <text:p><text:span text:style-name="T12">0</text:span></text:p>
          </draw:text-box>
        </draw:frame>
        <draw:frame draw:style-name="gr33" draw:text-style-name="P11" draw:layer="layout" svg:width="0.761cm" svg:height="0.395cm" svg:x="5.992cm" svg:y="15.891cm">
          <draw:text-box>
            <text:p><text:span text:style-name="T12">1.5</text:span></text:p>
          </draw:text-box>
        </draw:frame>
        <draw:frame draw:style-name="gr33" draw:text-style-name="P11" draw:layer="layout" svg:width="0.761cm" svg:height="0.395cm" svg:x="7.441cm" svg:y="15.891cm">
          <draw:text-box>
            <text:p><text:span text:style-name="T12">2</text:span></text:p>
          </draw:text-box>
        </draw:frame>
        <draw:frame draw:style-name="gr33" draw:text-style-name="P11" draw:layer="layout" svg:width="0.761cm" svg:height="0.395cm" svg:x="16.151cm" svg:y="15.905cm">
          <draw:text-box>
            <text:p><text:span text:style-name="T12">5.5</text:span></text:p>
          </draw:text-box>
        </draw:frame>
        <draw:frame draw:style-name="gr34" draw:text-style-name="P12" draw:layer="layout" svg:width="0.582cm" svg:height="0.556cm" svg:x="4.086cm" svg:y="15.016cm">
          <draw:text-box>
            <text:p><text:span text:style-name="T13">P1</text:span></text:p>
          </draw:text-box>
        </draw:frame>
        <draw:frame draw:style-name="gr34" draw:text-style-name="P12" draw:layer="layout" svg:width="0.582cm" svg:height="0.556cm" svg:x="6.552cm" svg:y="15.016cm">
          <draw:text-box>
            <text:p><text:span text:style-name="T13">P2</text:span></text:p>
          </draw:text-box>
        </draw:frame>
        <draw:frame draw:style-name="gr34" draw:text-style-name="P12" draw:layer="layout" svg:width="0.582cm" svg:height="0.556cm" svg:x="12.902cm" svg:y="14.968cm">
          <draw:text-box>
            <text:p><text:span text:style-name="T13">P3</text:span></text:p>
          </draw:text-box>
        </draw:frame>
        <draw:frame draw:style-name="gr34" draw:text-style-name="P12" draw:layer="layout" svg:width="0.582cm" svg:height="0.556cm" svg:x="17.982cm" svg:y="14.968cm">
          <draw:text-box>
            <text:p><text:span text:style-name="T13">P4</text:span></text:p>
          </draw:text-box>
        </draw:frame>
        <draw:line draw:style-name="gr32" draw:text-style-name="P10" draw:layer="layout" svg:x1="10.055cm" svg:y1="14.762cm" svg:x2="10.055cm" svg:y2="15.778cm">
          <text:p/>
        </draw:line>
        <draw:frame draw:style-name="gr33" draw:text-style-name="P11" draw:layer="layout" svg:width="0.761cm" svg:height="0.395cm" svg:x="20.089cm" svg:y="15.891cm">
          <draw:text-box>
            <text:p><text:span text:style-name="T12">7</text:span></text:p>
          </draw:text-box>
        </draw:frame>
        <draw:frame draw:style-name="gr33" draw:text-style-name="P11" draw:layer="layout" svg:width="0.761cm" svg:height="0.395cm" svg:x="9.986cm" svg:y="15.891cm">
          <draw:text-box>
            <text:p><text:span text:style-name="T12">3</text:span></text:p>
          </draw:text-box>
        </draw:frame>
        <draw:frame draw:style-name="gr35" draw:text-style-name="P13" draw:layer="layout" svg:width="6.978cm" svg:height="1.309cm" svg:x="3.197cm" svg:y="16.921cm">
          <draw:text-box>
            <text:p><text:span text:style-name="T10">1 - p</text:span><text:span text:style-name="T14">n</text:span><text:span text:style-name="T15"> <text:s text:c="27"/></text:span><text:span text:style-name="T15"><text:s/>Utilization = </text:span><text:span text:style-name="T15">99.96%</text:span></text:p>
            <text:p><text:span text:style-name="T15">p = 1/7</text:span></text:p>
            <text:p><text:span text:style-name="T15">n = 4</text:span></text:p>
          </draw:text-box>
        </draw:frame>
        <draw:frame draw:style-name="gr35" draw:text-style-name="P13" draw:layer="layout" svg:width="9.54cm" svg:height="1.745cm" svg:x="3.324cm" svg:y="19.08cm">
          <draw:text-box>
            <text:p><text:span text:style-name="T15">P1 → 1.5 <text:s text:c="19"/></text:span><text:span text:style-name="T15"><text:s text:c="23"/>1.5 + 1 </text:span><text:span text:style-name="T15">+ 2.5 + 3 = 8</text:span></text:p>
            <text:p><text:span text:style-name="T15">P2 → 0.5 + 0.5 <text:s text:c="8"/></text:span><text:span text:style-name="T15"><text:s text:c="24"/>8 / 4 = </text:span><text:span text:style-name="T15">2</text:span></text:p>
            <text:p><text:span text:style-name="T15">P3 → 2.5 </text:span><text:span text:style-name="T15"><text:tab/></text:span><text:span text:style-name="T15"><text:tab/></text:span><text:span text:style-name="T15"><text:tab/></text:span><text:span text:style-name="T15"> <text:s text:c="2"/></text:span><text:span text:style-name="T15">Average </text:span><text:span text:style-name="T15">turnaround = 2</text:span></text:p>
            <text:p><text:span text:style-name="T15">P4 → 1.5 + 1.5</text:span></text:p>
          </draw:text-box>
        </draw:frame>
        <draw:frame draw:style-name="gr35" draw:text-style-name="P13" draw:layer="layout" svg:width="9.489cm" svg:height="1.745cm" svg:x="3.324cm" svg:y="21.454cm">
          <draw:text-box>
            <text:p><text:span text:style-name="T15">P1 → 0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0 </text:span><text:span text:style-name="T15">+ 0.5 + 0 + 1.5 = 2</text:span></text:p>
            <text:p><text:span text:style-name="T15">P2 → 0.5</text:span><text:span text:style-name="T15"><text:tab/></text:span><text:span text:style-name="T15"><text:tab/></text:span><text:span text:style-name="T15"><text:tab/></text:span><text:span text:style-name="T15"> <text:s text:c="2"/></text:span><text:span text:style-name="T15">2 / 4 = 0.5</text:span></text:p>
            <text:p><text:span text:style-name="T15">P3 → 0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</text:span><text:span text:style-name="T15">Average wait </text:span><text:span text:style-name="T15">time = 0.5</text:span></text:p>
            <text:p><text:span text:style-name="T15">P4 → 1.5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548cm" svg:height="0.497cm" svg:x="2.096cm" svg:y="1.343cm">
          <draw:text-box>
            <text:p text:style-name="P2"><text:span text:style-name="T1">Homework – </text:span><text:span text:style-name="T1">Chapter 5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</text:span><text:span text:style-name="T2">Operating </text:span><text:span text:style-name="T2">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20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6.</text:span></text:p>
          </draw:text-box>
        </draw:frame>
        <draw:frame draw:style-name="gr7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36" draw:text-style-name="P3" draw:layer="layout" svg:width="17.363cm" svg:height="0.424cm" svg:x="3.175cm" svg:y="2.677cm">
          <draw:text-box>
            <text:p text:style-name="P2"><text:span text:style-name="T2">Consider the </text:span><text:span text:style-name="T2">following </text:span><text:span text:style-name="T2">processes and </text:span><text:span text:style-name="T2">then answer the </text:span><text:span text:style-name="T2">following </text:span><text:span text:style-name="T2">questions using </text:span><text:span text:style-name="T11">Shortest-Job </text:span></text:p>
          </draw:text-box>
        </draw:frame>
        <draw:frame draw:style-name="gr37" draw:text-style-name="P3" draw:layer="layout" svg:width="3.199cm" svg:height="0.424cm" svg:x="3.175cm" svg:y="3.249cm">
          <draw:text-box>
            <text:p text:style-name="P2"><text:span text:style-name="T11">First</text:span><text:span text:style-name="T2"> scheduling: </text:span></text:p>
          </draw:text-box>
        </draw:frame>
        <draw:frame draw:style-name="gr3" draw:text-style-name="P3" draw:layer="layout" svg:width="0.422cm" svg:height="0.424cm" svg:x="1.905cm" svg:y="3.82cm">
          <draw:text-box>
            <text:p text:style-name="P2"><text:span text:style-name="T2"><text:s/></text:span></text:p>
          </draw:text-box>
        </draw:frame>
        <draw:frame draw:style-name="gr22" draw:text-style-name="P3" draw:layer="layout" svg:width="1.492cm" svg:height="0.424cm" svg:x="5.715cm" svg:y="4.392cm">
          <draw:text-box>
            <text:p text:style-name="P2"><text:span text:style-name="T11">Process <text:s/></text:span></text:p>
          </draw:text-box>
        </draw:frame>
        <draw:frame draw:style-name="gr3" draw:text-style-name="P3" draw:layer="layout" svg:width="0.422cm" svg:height="0.424cm" svg:x="8.255cm" svg:y="4.392cm">
          <draw:text-box>
            <text:p text:style-name="P2"><text:span text:style-name="T11"><text:s/></text:span></text:p>
          </draw:text-box>
        </draw:frame>
        <draw:frame draw:style-name="gr24" draw:text-style-name="P3" draw:layer="layout" svg:width="2.051cm" svg:height="0.424cm" svg:x="9.525cm" svg:y="4.392cm">
          <draw:text-box>
            <text:p text:style-name="P2"><text:span text:style-name="T11">Burst Time </text:span></text:p>
          </draw:text-box>
        </draw:frame>
        <draw:frame draw:style-name="gr25" draw:text-style-name="P3" draw:layer="layout" svg:width="0.578cm" svg:height="0.424cm" svg:x="5.715cm" svg:y="4.963cm">
          <draw:text-box>
            <text:p text:style-name="P2"><text:span text:style-name="T11">P1 </text:span></text:p>
          </draw:text-box>
        </draw:frame>
        <draw:frame draw:style-name="gr3" draw:text-style-name="P3" draw:layer="layout" svg:width="0.422cm" svg:height="0.424cm" svg:x="6.985cm" svg:y="4.963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8.255cm" svg:y="4.963cm">
          <draw:text-box>
            <text:p text:style-name="P2"><text:span text:style-name="T11"><text:s/></text:span></text:p>
          </draw:text-box>
        </draw:frame>
        <draw:frame draw:style-name="gr26" draw:text-style-name="P3" draw:layer="layout" svg:width="0.637cm" svg:height="0.424cm" svg:x="9.525cm" svg:y="4.963cm">
          <draw:text-box>
            <text:p text:style-name="P2"><text:span text:style-name="T11">1.5 </text:span></text:p>
          </draw:text-box>
        </draw:frame>
        <draw:frame draw:style-name="gr25" draw:text-style-name="P3" draw:layer="layout" svg:width="0.578cm" svg:height="0.424cm" svg:x="5.715cm" svg:y="5.53cm">
          <draw:text-box>
            <text:p text:style-name="P2"><text:span text:style-name="T11">P2 </text:span></text:p>
          </draw:text-box>
        </draw:frame>
        <draw:frame draw:style-name="gr3" draw:text-style-name="P3" draw:layer="layout" svg:width="0.422cm" svg:height="0.424cm" svg:x="6.985cm" svg:y="5.53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8.255cm" svg:y="5.53cm">
          <draw:text-box>
            <text:p text:style-name="P2"><text:span text:style-name="T11"><text:s/></text:span></text:p>
          </draw:text-box>
        </draw:frame>
        <draw:frame draw:style-name="gr26" draw:text-style-name="P3" draw:layer="layout" svg:width="0.637cm" svg:height="0.424cm" svg:x="9.525cm" svg:y="5.53cm">
          <draw:text-box>
            <text:p text:style-name="P2"><text:span text:style-name="T11">0.5 </text:span></text:p>
          </draw:text-box>
        </draw:frame>
        <draw:frame draw:style-name="gr25" draw:text-style-name="P3" draw:layer="layout" svg:width="0.578cm" svg:height="0.424cm" svg:x="5.715cm" svg:y="6.102cm">
          <draw:text-box>
            <text:p text:style-name="P2"><text:span text:style-name="T11">P3 </text:span></text:p>
          </draw:text-box>
        </draw:frame>
        <draw:frame draw:style-name="gr3" draw:text-style-name="P3" draw:layer="layout" svg:width="0.422cm" svg:height="0.424cm" svg:x="6.985cm" svg:y="6.102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8.255cm" svg:y="6.102cm">
          <draw:text-box>
            <text:p text:style-name="P2"><text:span text:style-name="T11"><text:s/></text:span></text:p>
          </draw:text-box>
        </draw:frame>
        <draw:frame draw:style-name="gr26" draw:text-style-name="P3" draw:layer="layout" svg:width="0.637cm" svg:height="0.424cm" svg:x="9.525cm" svg:y="6.102cm">
          <draw:text-box>
            <text:p text:style-name="P2"><text:span text:style-name="T11">3.5 </text:span></text:p>
          </draw:text-box>
        </draw:frame>
        <draw:frame draw:style-name="gr25" draw:text-style-name="P3" draw:layer="layout" svg:width="0.578cm" svg:height="0.424cm" svg:x="5.715cm" svg:y="6.673cm">
          <draw:text-box>
            <text:p text:style-name="P2"><text:span text:style-name="T11">P4 </text:span></text:p>
          </draw:text-box>
        </draw:frame>
        <draw:frame draw:style-name="gr3" draw:text-style-name="P3" draw:layer="layout" svg:width="0.422cm" svg:height="0.424cm" svg:x="6.985cm" svg:y="6.673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8.255cm" svg:y="6.673cm">
          <draw:text-box>
            <text:p text:style-name="P2"><text:span text:style-name="T11"><text:s/></text:span></text:p>
          </draw:text-box>
        </draw:frame>
        <draw:frame draw:style-name="gr26" draw:text-style-name="P3" draw:layer="layout" svg:width="0.637cm" svg:height="0.424cm" svg:x="9.525cm" svg:y="6.673cm">
          <draw:text-box>
            <text:p text:style-name="P2"><text:span text:style-name="T11">4.5 </text:span></text:p>
          </draw:text-box>
        </draw:frame>
        <draw:frame draw:style-name="gr3" draw:text-style-name="P3" draw:layer="layout" svg:width="0.422cm" svg:height="0.424cm" svg:x="5.715cm" svg:y="7.245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2.54cm" svg:y="7.816cm">
          <draw:text-box>
            <text:p text:style-name="P2"><text:span text:style-name="T2">a.</text:span></text:p>
          </draw:text-box>
        </draw:frame>
        <draw:frame draw:style-name="gr7" draw:text-style-name="P3" draw:layer="layout" svg:width="0.422cm" svg:height="0.475cm" svg:x="2.828cm" svg:y="7.741cm">
          <draw:text-box>
            <text:p text:style-name="P2"><text:span text:style-name="T4"><text:s/></text:span></text:p>
          </draw:text-box>
        </draw:frame>
        <draw:frame draw:style-name="gr27" draw:text-style-name="P3" draw:layer="layout" svg:width="12.816cm" svg:height="0.424cm" svg:x="3.175cm" svg:y="7.816cm">
          <draw:text-box>
            <text:p text:style-name="P2"><text:span text:style-name="T2">Show the Gantt </text:span><text:span text:style-name="T2">chart for these </text:span><text:span text:style-name="T2">four processes </text:span><text:span text:style-name="T2">(see text for </text:span><text:span text:style-name="T2">example): 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102cm">
          <draw:text-box>
            <text:p text:style-name="P2"><text:span text:style-name="T2">b.</text:span></text:p>
          </draw:text-box>
        </draw:frame>
        <draw:frame draw:style-name="gr7" draw:text-style-name="P3" draw:layer="layout" svg:width="0.422cm" svg:height="0.475cm" svg:x="2.853cm" svg:y="10.027cm">
          <draw:text-box>
            <text:p text:style-name="P2"><text:span text:style-name="T4"><text:s/></text:span></text:p>
          </draw:text-box>
        </draw:frame>
        <draw:frame draw:style-name="gr28" draw:text-style-name="P3" draw:layer="layout" svg:width="7.118cm" svg:height="0.424cm" svg:x="3.175cm" svg:y="10.102cm">
          <draw:text-box>
            <text:p text:style-name="P2"><text:span text:style-name="T2">Compute the </text:span><text:span text:style-name="T2">average </text:span><text:span text:style-name="T11">CPU </text:span><text:span text:style-name="T11">utilization: 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3.175cm" svg:y="11.245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3.175cm" svg:y="11.8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2.384cm">
          <draw:text-box>
            <text:p text:style-name="P2"><text:span text:style-name="T2">c.</text:span></text:p>
          </draw:text-box>
        </draw:frame>
        <draw:frame draw:style-name="gr7" draw:text-style-name="P3" draw:layer="layout" svg:width="0.422cm" svg:height="0.475cm" svg:x="2.807cm" svg:y="12.308cm">
          <draw:text-box>
            <text:p text:style-name="P2"><text:span text:style-name="T4"><text:s/></text:span></text:p>
          </draw:text-box>
        </draw:frame>
        <draw:frame draw:style-name="gr29" draw:text-style-name="P3" draw:layer="layout" svg:width="7.355cm" svg:height="0.424cm" svg:x="3.175cm" svg:y="12.384cm">
          <draw:text-box>
            <text:p text:style-name="P2"><text:span text:style-name="T2">Compute the </text:span><text:span text:style-name="T2">average </text:span><text:span text:style-name="T11">turn-</text:span><text:span text:style-name="T11">around time: </text:span></text:p>
          </draw:text-box>
        </draw:frame>
        <draw:frame draw:style-name="gr3" draw:text-style-name="P3" draw:layer="layout" svg:width="0.422cm" svg:height="0.424cm" svg:x="3.175cm" svg:y="12.956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3.175cm" svg:y="13.527cm">
          <draw:text-box>
            <text:p text:style-name="P2"><text:span text:style-name="T11"><text:s/></text:span></text:p>
          </draw:text-box>
        </draw:frame>
        <draw:frame draw:style-name="gr3" draw:text-style-name="P3" draw:layer="layout" svg:width="0.422cm" svg:height="0.424cm" svg:x="3.175cm" svg:y="14.0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4.67cm">
          <draw:text-box>
            <text:p text:style-name="P2"><text:span text:style-name="T2">d.</text:span></text:p>
          </draw:text-box>
        </draw:frame>
        <draw:frame draw:style-name="gr7" draw:text-style-name="P3" draw:layer="layout" svg:width="0.422cm" svg:height="0.475cm" svg:x="2.874cm" svg:y="14.594cm">
          <draw:text-box>
            <text:p text:style-name="P2"><text:span text:style-name="T4"><text:s/></text:span></text:p>
          </draw:text-box>
        </draw:frame>
        <draw:frame draw:style-name="gr30" draw:text-style-name="P3" draw:layer="layout" svg:width="5.996cm" svg:height="0.424cm" svg:x="3.175cm" svg:y="14.67cm">
          <draw:text-box>
            <text:p text:style-name="P2"><text:span text:style-name="T2">Compute the </text:span><text:span text:style-name="T2">average </text:span><text:span text:style-name="T11">wait-</text:span><text:span text:style-name="T11">time:</text:span><text:span text:style-name="T2"> </text:span></text:p>
          </draw:text-box>
        </draw:frame>
        <draw:frame draw:style-name="gr3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6.3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6.385cm">
          <draw:text-box>
            <text:p text:style-name="P2"><text:span text:style-name="T2"><text:s/></text:span></text:p>
          </draw:text-box>
        </draw:frame>
        <draw:line draw:style-name="gr32" draw:text-style-name="P10" draw:layer="layout" svg:x1="4.34cm" svg:y1="8.412cm" svg:x2="17.04cm" svg:y2="8.412cm">
          <text:p/>
        </draw:line>
        <draw:line draw:style-name="gr32" draw:text-style-name="P10" draw:layer="layout" svg:x1="4.34cm" svg:y1="9.428cm" svg:x2="17.04cm" svg:y2="9.428cm">
          <text:p/>
        </draw:line>
        <draw:line draw:style-name="gr32" draw:text-style-name="P10" draw:layer="layout" svg:x1="4.34cm" svg:y1="8.412cm" svg:x2="4.34cm" svg:y2="9.428cm">
          <text:p/>
        </draw:line>
        <draw:line draw:style-name="gr32" draw:text-style-name="P10" draw:layer="layout" svg:x1="17.04cm" svg:y1="8.412cm" svg:x2="17.04cm" svg:y2="9.428cm">
          <text:p/>
        </draw:line>
        <draw:line draw:style-name="gr32" draw:text-style-name="P10" draw:layer="layout" svg:x1="4.975cm" svg:y1="8.412cm" svg:x2="4.975cm" svg:y2="9.428cm">
          <text:p/>
        </draw:line>
        <draw:line draw:style-name="gr32" draw:text-style-name="P10" draw:layer="layout" svg:x1="6.88cm" svg:y1="8.412cm" svg:x2="6.88cm" svg:y2="9.428cm">
          <text:p/>
        </draw:line>
        <draw:frame draw:style-name="gr33" draw:text-style-name="P11" draw:layer="layout" svg:width="1.217cm" svg:height="0.395cm" svg:x="4.266cm" svg:y="9.541cm">
          <draw:text-box>
            <text:p><text:span text:style-name="T12">0</text:span></text:p>
          </draw:text-box>
        </draw:frame>
        <draw:frame draw:style-name="gr38" draw:text-style-name="P12" draw:layer="layout" svg:width="1.217cm" svg:height="0.556cm" svg:x="5.536cm" svg:y="8.666cm">
          <draw:text-box>
            <text:p><text:span text:style-name="T13">P1</text:span></text:p>
          </draw:text-box>
        </draw:frame>
        <draw:frame draw:style-name="gr39" draw:text-style-name="P12" draw:layer="layout" svg:width="1.397cm" svg:height="0.556cm" svg:x="4.402cm" svg:y="8.666cm">
          <draw:text-box>
            <text:p><text:span text:style-name="T13">P2</text:span></text:p>
          </draw:text-box>
        </draw:frame>
        <draw:frame draw:style-name="gr38" draw:text-style-name="P12" draw:layer="layout" svg:width="1.217cm" svg:height="0.556cm" svg:x="8.584cm" svg:y="8.666cm">
          <draw:text-box>
            <text:p><text:span text:style-name="T13">P3</text:span></text:p>
          </draw:text-box>
        </draw:frame>
        <draw:frame draw:style-name="gr38" draw:text-style-name="P12" draw:layer="layout" svg:width="1.217cm" svg:height="0.556cm" svg:x="13.738cm" svg:y="8.666cm">
          <draw:text-box>
            <text:p><text:span text:style-name="T13">P4</text:span></text:p>
          </draw:text-box>
        </draw:frame>
        <draw:line draw:style-name="gr32" draw:text-style-name="P10" draw:layer="layout" svg:x1="11.325cm" svg:y1="8.412cm" svg:x2="11.325cm" svg:y2="9.428cm">
          <text:p/>
        </draw:line>
        <draw:frame draw:style-name="gr33" draw:text-style-name="P11" draw:layer="layout" svg:width="1.217cm" svg:height="0.395cm" svg:x="4.721cm" svg:y="9.555cm">
          <draw:text-box>
            <text:p><text:span text:style-name="T12">0.5</text:span></text:p>
          </draw:text-box>
        </draw:frame>
        <draw:frame draw:style-name="gr33" draw:text-style-name="P11" draw:layer="layout" svg:width="1.217cm" svg:height="0.395cm" svg:x="6.806cm" svg:y="9.541cm">
          <draw:text-box>
            <text:p><text:span text:style-name="T12">2</text:span></text:p>
          </draw:text-box>
        </draw:frame>
        <draw:frame draw:style-name="gr33" draw:text-style-name="P11" draw:layer="layout" svg:width="1.217cm" svg:height="0.395cm" svg:x="11.124cm" svg:y="9.541cm">
          <draw:text-box>
            <text:p><text:span text:style-name="T12">5.5</text:span></text:p>
          </draw:text-box>
        </draw:frame>
        <draw:frame draw:style-name="gr33" draw:text-style-name="P11" draw:layer="layout" svg:width="1.217cm" svg:height="0.395cm" svg:x="16.839cm" svg:y="9.555cm">
          <draw:text-box>
            <text:p><text:span text:style-name="T12">10</text:span></text:p>
          </draw:text-box>
        </draw:frame>
        <draw:frame draw:style-name="gr35" draw:text-style-name="P13" draw:layer="layout" svg:width="6.661cm" svg:height="1.309cm" svg:x="3.07cm" svg:y="10.571cm">
          <draw:text-box>
            <text:p><text:span text:style-name="T10">1 - p</text:span><text:span text:style-name="T14">n</text:span><text:span text:style-name="T15"> <text:s text:c="27"/></text:span><text:span text:style-name="T15"><text:s/>Utilization = </text:span><text:span text:style-name="T15">100%</text:span></text:p>
            <text:p><text:span text:style-name="T15">p = 0</text:span></text:p>
            <text:p><text:span text:style-name="T15">n = 4</text:span></text:p>
          </draw:text-box>
        </draw:frame>
        <draw:frame draw:style-name="gr35" draw:text-style-name="P13" draw:layer="layout" svg:width="9.857cm" svg:height="1.745cm" svg:x="3.07cm" svg:y="12.857cm">
          <draw:text-box>
            <text:p><text:span text:style-name="T15">P1 → 0.5 + 1.5 <text:s text:c="8"/></text:span><text:span text:style-name="T15"><text:s text:c="24"/>2 + 0.5 </text:span><text:span text:style-name="T15">+ 5.5 + 10</text:span></text:p>
            <text:p><text:span text:style-name="T15">P2 → 0.5 <text:s text:c="19"/></text:span><text:span text:style-name="T15"><text:s text:c="13"/></text:span><text:span text:style-name="T15"><text:tab/></text:span><text:span text:style-name="T15"> <text:s text:c="2"/>10 / 4 = </text:span><text:span text:style-name="T15">2.5</text:span></text:p>
            <text:p><text:span text:style-name="T15">P3 → 2 + 3.5 </text:span><text:span text:style-name="T15"><text:tab/></text:span><text:span text:style-name="T15"><text:tab/></text:span><text:span text:style-name="T15"><text:tab/></text:span><text:span text:style-name="T15"> <text:s text:c="2"/></text:span><text:span text:style-name="T15">Average </text:span><text:span text:style-name="T15">turnaround = 2.5</text:span></text:p>
            <text:p><text:span text:style-name="T15">P4 → 5.5 + 4.5</text:span></text:p>
          </draw:text-box>
        </draw:frame>
        <draw:frame draw:style-name="gr35" draw:text-style-name="P13" draw:layer="layout" svg:width="9.171cm" svg:height="1.745cm" svg:x="3.07cm" svg:y="15.176cm">
          <draw:text-box>
            <text:p><text:span text:style-name="T15">P1 → 0.5</text:span><text:span text:style-name="T15"><text:tab/></text:span><text:span text:style-name="T15"><text:tab/></text:span><text:span text:style-name="T15"><text:tab/></text:span><text:span text:style-name="T15"> <text:s text:c="2"/></text:span><text:span text:style-name="T15">0.5 + 0 + 2 + 5.5 = </text:span><text:span text:style-name="T15">8</text:span></text:p>
            <text:p><text:span text:style-name="T15">P2 → 0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</text:span><text:span text:style-name="T15">8 / 4 = 2</text:span></text:p>
            <text:p><text:span text:style-name="T15">P3 → 2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</text:span><text:span text:style-name="T15">Average wait </text:span><text:span text:style-name="T15">time = 2</text:span></text:p>
            <text:p><text:span text:style-name="T15">P4 → 5.5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548cm" svg:height="0.497cm" svg:x="2.096cm" svg:y="1.343cm">
          <draw:text-box>
            <text:p text:style-name="P2"><text:span text:style-name="T1">Homework – </text:span><text:span text:style-name="T1">Chapter 5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4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2</text:span><text:span text:style-name="T2">0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7</text:span><text:span text:style-name="T2">.</text:span></text:p>
          </draw:text-box>
        </draw:frame>
        <draw:frame draw:style-name="gr7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40" draw:text-style-name="P3" draw:layer="layout" svg:width="17.092cm" svg:height="0.424cm" svg:x="3.175cm" svg:y="2.677cm">
          <draw:text-box>
            <text:p text:style-name="P2"><text:span text:style-name="T2">C</text:span><text:span text:style-name="T2">o</text:span><text:span text:style-name="T2">n</text:span><text:span text:style-name="T2">s</text:span><text:span text:style-name="T2">i</text:span><text:span text:style-name="T2">d</text:span><text:span text:style-name="T2">e</text:span><text:span text:style-name="T2">r</text:span><text:span text:style-name="T2">i</text:span><text:span text:style-name="T2">n</text:span><text:span text:style-name="T2">g</text:span><text:span text:style-name="T2"> </text:span><text:span text:style-name="T2">y</text:span><text:span text:style-name="T2">o</text:span><text:span text:style-name="T2">u</text:span><text:span text:style-name="T2"> </text:span><text:span text:style-name="T2">a</text:span><text:span text:style-name="T2">n</text:span><text:span text:style-name="T2">s</text:span><text:span text:style-name="T2">w</text:span><text:span text:style-name="T2">e</text:span><text:span text:style-name="T2">r</text:span><text:span text:style-name="T2"> </text:span><text:span text:style-name="T2">i</text:span><text:span text:style-name="T2">n</text:span><text:span text:style-name="T2"> </text:span><text:span text:style-name="T2">q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 </text:span><text:span text:style-name="T2">2</text:span><text:span text:style-name="T2">, </text:span><text:span text:style-name="T2">s</text:span><text:span text:style-name="T2">u</text:span><text:span text:style-name="T2">p</text:span><text:span text:style-name="T2">p</text:span><text:span text:style-name="T2">o</text:span><text:span text:style-name="T2">s</text:span><text:span text:style-name="T2">e</text:span><text:span text:style-name="T2"> </text:span><text:span text:style-name="T2">w</text:span><text:span text:style-name="T2">e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a</text:span><text:span text:style-name="T2"> </text:span><text:span text:style-name="T2">j</text:span><text:span text:style-name="T2">o</text:span><text:span text:style-name="T2">b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h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 <text:s/></text:span><text:span text:style-name="T11">a</text:span><text:span text:style-name="T11">c</text:span><text:span text:style-name="T11">t</text:span><text:span text:style-name="T11">u</text:span><text:span text:style-name="T11">a</text:span><text:span text:style-name="T11">l</text:span><text:span text:style-name="T2"> </text:span></text:p>
          </draw:text-box>
        </draw:frame>
        <draw:frame draw:style-name="gr41" draw:text-style-name="P3" draw:layer="layout" svg:width="17.447cm" svg:height="0.424cm" svg:x="3.175cm" svg:y="3.249cm">
          <draw:text-box>
            <text:p text:style-name="P2"><text:span text:style-name="T2">bu</text:span><text:span text:style-name="T2">rst</text:span><text:span text:style-name="T2">s. <text:s/></text:span><text:span text:style-name="T2">Us</text:span><text:span text:style-name="T2">in</text:span><text:span text:style-name="T2">g </text:span><text:span text:style-name="T2">th</text:span><text:span text:style-name="T2">e </text:span><text:span text:style-name="T11">ex</text:span><text:span text:style-name="T11">po</text:span><text:span text:style-name="T11">ne</text:span><text:span text:style-name="T11">nti</text:span><text:span text:style-name="T11">al </text:span><text:span text:style-name="T11">av</text:span><text:span text:style-name="T11">era</text:span><text:span text:style-name="T11">ge</text:span><text:span text:style-name="T2">, </text:span><text:span text:style-name="T2">fin</text:span><text:span text:style-name="T2">d </text:span><text:span text:style-name="T2">an </text:span><text:span text:style-name="T11">alp</text:span><text:span text:style-name="T11">ha</text:span><text:span text:style-name="T2"> </text:span><text:span text:style-name="T2">val</text:span><text:span text:style-name="T2">ue </text:span><text:span text:style-name="T2">th</text:span><text:span text:style-name="T2">at </text:span><text:span text:style-name="T2">mi</text:span><text:span text:style-name="T2">ni</text:span><text:span text:style-name="T2">mi</text:span><text:span text:style-name="T2">ze</text:span><text:span text:style-name="T2">s </text:span><text:span text:style-name="T2">th</text:span><text:span text:style-name="T2">e </text:span><text:span text:style-name="T2">R</text:span><text:span text:style-name="T2">M</text:span><text:span text:style-name="T2">SQ</text:span><text:span text:style-name="T2">E </text:span><text:span text:style-name="T2">bet</text:span><text:span text:style-name="T2">we</text:span><text:span text:style-name="T2">en </text:span></text:p>
          </draw:text-box>
        </draw:frame>
        <draw:frame draw:style-name="gr42" draw:text-style-name="P3" draw:layer="layout" svg:width="5.517cm" svg:height="0.424cm" svg:x="3.175cm" svg:y="3.82cm">
          <draw:text-box>
            <text:p text:style-name="P2"><text:span text:style-name="T11">p</text:span><text:span text:style-name="T11">r</text:span><text:span text:style-name="T11">e</text:span><text:span text:style-name="T11">d</text:span><text:span text:style-name="T11">i</text:span><text:span text:style-name="T11">c</text:span><text:span text:style-name="T11">t</text:span><text:span text:style-name="T11">e</text:span><text:span text:style-name="T11">d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11">a</text:span><text:span text:style-name="T11">c</text:span><text:span text:style-name="T11">t</text:span><text:span text:style-name="T11">u</text:span><text:span text:style-name="T11">a</text:span><text:span text:style-name="T11">l</text:span><text:span text:style-name="T2"> </text:span><text:span text:style-name="T2">b</text:span><text:span text:style-name="T2">u</text:span><text:span text:style-name="T2">r</text:span><text:span text:style-name="T2">s</text:span><text:span text:style-name="T2">t</text:span><text:span text:style-name="T2">: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T</text:span></text:p>
          </draw:text-box>
        </draw:frame>
        <draw:frame draw:style-name="gr43" draw:text-style-name="P14" draw:layer="layout" svg:width="0.245cm" svg:height="0.247cm" svg:x="3.421cm" svg:y="5.092cm">
          <draw:text-box>
            <text:p text:style-name="P2"><text:span text:style-name="T16">1</text:span></text:p>
          </draw:text-box>
        </draw:frame>
        <draw:frame draw:style-name="gr44" draw:text-style-name="P3" draw:layer="layout" svg:width="6.399cm" svg:height="0.424cm" svg:x="3.531cm" svg:y="4.963cm">
          <draw:text-box>
            <text:p text:style-name="P2"><text:span text:style-name="T2"><text:s/></text:span><text:span text:style-name="T2">=</text:span><text:span text:style-name="T2"> </text:span><text:span text:style-name="T2">0</text:span><text:span text:style-name="T2">.</text:span><text:span text:style-name="T2">5</text:span><text:span text:style-name="T2">, </text:span><text:span text:style-name="T2">1</text:span><text:span text:style-name="T2">.</text:span><text:span text:style-name="T2">5</text:span><text:span text:style-name="T2">, </text:span><text:span text:style-name="T2">2</text:span><text:span text:style-name="T2">.</text:span><text:span text:style-name="T2">0</text:span><text:span text:style-name="T2">, </text:span><text:span text:style-name="T2">1</text:span><text:span text:style-name="T2">.</text:span><text:span text:style-name="T2">5</text:span><text:span text:style-name="T2">, </text:span><text:span text:style-name="T2">4</text:span><text:span text:style-name="T2">, </text:span><text:span text:style-name="T2">2</text:span><text:span text:style-name="T2">.</text:span><text:span text:style-name="T2">5</text:span><text:span text:style-name="T2">, </text:span><text:span text:style-name="T2">4</text:span><text:span text:style-name="T2">, </text:span><text:span text:style-name="T2">2</text:span><text:span text:style-name="T2">.</text:span><text:span text:style-name="T2">5</text:span><text:span text:style-name="T2">, </text:span><text:span text:style-name="T2">3</text:span><text:span text:style-name="T2">.</text:span><text:span text:style-name="T2">5</text:span><text:span text:style-name="T2"> 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102cm">
          <draw:text-box>
            <text:p text:style-name="P2"><text:span text:style-name="T2">a.</text:span></text:p>
          </draw:text-box>
        </draw:frame>
        <draw:frame draw:style-name="gr7" draw:text-style-name="P3" draw:layer="layout" svg:width="0.422cm" svg:height="0.475cm" svg:x="2.828cm" svg:y="6.026cm">
          <draw:text-box>
            <text:p text:style-name="P2"><text:span text:style-name="T4"><text:s/></text:span></text:p>
          </draw:text-box>
        </draw:frame>
        <draw:frame draw:style-name="gr45" draw:text-style-name="P3" draw:layer="layout" svg:width="7.567cm" svg:height="0.424cm" svg:x="3.175cm" svg:y="6.102cm">
          <draw:text-box>
            <text:p text:style-name="P2"><text:span text:style-name="T2">S</text:span><text:span text:style-name="T2">h</text:span><text:span text:style-name="T2">o</text:span><text:span text:style-name="T2">w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i</text:span><text:span text:style-name="T2">n</text:span><text:span text:style-name="T2">g</text:span><text:span text:style-name="T2"> </text:span><text:span text:style-name="T2">a</text:span><text:span text:style-name="T2">l</text:span><text:span text:style-name="T2">p</text:span><text:span text:style-name="T2">h</text:span><text:span text:style-name="T2">a</text:span><text:span text:style-name="T2">: </text:span></text:p>
          </draw:text-box>
        </draw:frame>
        <draw:frame draw:style-name="gr3" draw:text-style-name="P3" draw:layer="layout" svg:width="0.422cm" svg:height="0.424cm" svg:x="2.54cm" svg:y="16.385cm">
          <draw:text-box>
            <text:p text:style-name="P2"><text:span text:style-name="T2">b</text:span><text:span text:style-name="T2">.</text:span></text:p>
          </draw:text-box>
        </draw:frame>
        <draw:frame draw:style-name="gr7" draw:text-style-name="P3" draw:layer="layout" svg:width="0.422cm" svg:height="0.475cm" svg:x="2.853cm" svg:y="16.309cm">
          <draw:text-box>
            <text:p text:style-name="P2"><text:span text:style-name="T4"><text:s/></text:span></text:p>
          </draw:text-box>
        </draw:frame>
        <draw:frame draw:style-name="gr46" draw:text-style-name="P3" draw:layer="layout" svg:width="17.74cm" svg:height="0.424cm" svg:x="3.175cm" svg:y="16.385cm">
          <draw:text-box>
            <text:p text:style-name="P2"><text:span text:style-name="T2">Ne</text:span><text:span text:style-name="T2">xt, </text:span><text:span text:style-name="T2">usi</text:span><text:span text:style-name="T2">ng </text:span><text:span text:style-name="T2">yo</text:span><text:span text:style-name="T2">ur </text:span><text:span text:style-name="T2">al</text:span><text:span text:style-name="T2">ph</text:span><text:span text:style-name="T2">a </text:span><text:span text:style-name="T2">val</text:span><text:span text:style-name="T2">ue </text:span><text:span text:style-name="T2">fro</text:span><text:span text:style-name="T2">m </text:span><text:span text:style-name="T2">pa</text:span><text:span text:style-name="T2">rt </text:span><text:span text:style-name="T2">a, </text:span><text:span text:style-name="T2">m</text:span><text:span text:style-name="T2">ak</text:span><text:span text:style-name="T2">e </text:span><text:span text:style-name="T2">pr</text:span><text:span text:style-name="T2">edi</text:span><text:span text:style-name="T2">cti</text:span><text:span text:style-name="T2">on</text:span><text:span text:style-name="T2">s </text:span><text:span text:style-name="T2">an</text:span><text:span text:style-name="T2">d </text:span><text:span text:style-name="T2">co</text:span><text:span text:style-name="T2">m</text:span><text:span text:style-name="T2">pu</text:span><text:span text:style-name="T2">te </text:span><text:span text:style-name="T2">th</text:span><text:span text:style-name="T2">e </text:span><text:span text:style-name="T2">R</text:span><text:span text:style-name="T2">M</text:span><text:span text:style-name="T2">SQ</text:span><text:span text:style-name="T2">E </text:span><text:span text:style-name="T2">for </text:span><text:span text:style-name="T2">a </text:span><text:span text:style-name="T2">job </text:span></text:p>
          </draw:text-box>
        </draw:frame>
        <draw:frame draw:style-name="gr47" draw:text-style-name="P3" draw:layer="layout" svg:width="16.084cm" svg:height="0.424cm" svg:x="3.175cm" svg:y="16.956cm">
          <draw:text-box>
            <text:p text:style-name="P2"><text:span text:style-name="T2">w</text:span><text:span text:style-name="T2">i</text:span><text:span text:style-name="T2">t</text:span><text:span text:style-name="T2">h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 </text:span><text:span text:style-name="T2">b</text:span><text:span text:style-name="T2">u</text:span><text:span text:style-name="T2">r</text:span><text:span text:style-name="T2">s</text:span><text:span text:style-name="T2">t</text:span><text:span text:style-name="T2">-</text:span><text:span text:style-name="T2">t</text:span><text:span text:style-name="T2">i</text:span><text:span text:style-name="T2">m</text:span><text:span text:style-name="T2">e</text:span><text:span text:style-name="T2">s</text:span><text:span text:style-name="T2">. </text:span><text:span text:style-name="T2"><text:s/></text:span><text:span text:style-name="T2">C</text:span><text:span text:style-name="T2">l</text:span><text:span text:style-name="T2">e</text:span><text:span text:style-name="T2">a</text:span><text:span text:style-name="T2">r</text:span><text:span text:style-name="T2">l</text:span><text:span text:style-name="T2">y</text:span><text:span text:style-name="T2"> </text:span><text:span text:style-name="T2">s</text:span><text:span text:style-name="T2">t</text:span><text:span text:style-name="T2">a</text:span><text:span text:style-name="T2">t</text:span><text:span text:style-name="T2">e</text:span><text:span text:style-name="T2"> </text:span><text:span text:style-name="T2">w</text:span><text:span text:style-name="T2">h</text:span><text:span text:style-name="T2">e</text:span><text:span text:style-name="T2">t</text:span><text:span text:style-name="T2">h</text:span><text:span text:style-name="T2">e</text:span><text:span text:style-name="T2">r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a</text:span><text:span text:style-name="T2">c</text:span><text:span text:style-name="T2">c</text:span><text:span text:style-name="T2">u</text:span><text:span text:style-name="T2">r</text:span><text:span text:style-name="T2">a</text:span><text:span text:style-name="T2">c</text:span><text:span text:style-name="T2">y</text:span><text:span text:style-name="T2"> </text:span><text:span text:style-name="T2">w</text:span><text:span text:style-name="T2">a</text:span><text:span text:style-name="T2">s</text:span><text:span text:style-name="T2"> </text:span><text:span text:style-name="T2">b</text:span><text:span text:style-name="T2">e</text:span><text:span text:style-name="T2">t</text:span><text:span text:style-name="T2">t</text:span><text:span text:style-name="T2">e</text:span><text:span text:style-name="T2">r</text:span><text:span text:style-name="T2"> </text:span><text:span text:style-name="T2">o</text:span><text:span text:style-name="T2">r</text:span><text:span text:style-name="T2"> </text:span><text:span text:style-name="T2">w</text:span><text:span text:style-name="T2">o</text:span><text:span text:style-name="T2">r</text:span><text:span text:style-name="T2">s</text:span><text:span text:style-name="T2">e</text:span><text:span text:style-name="T2">. </text:span></text:p>
          </draw:text-box>
        </draw:frame>
        <draw:frame draw:style-name="gr3" draw:text-style-name="P3" draw:layer="layout" svg:width="0.422cm" svg:height="0.424cm" svg:x="3.175cm" svg:y="17.5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099cm">
          <draw:text-box>
            <text:p text:style-name="P2"><text:span text:style-name="T2">T</text:span></text:p>
          </draw:text-box>
        </draw:frame>
        <draw:frame draw:style-name="gr43" draw:text-style-name="P14" draw:layer="layout" svg:width="0.245cm" svg:height="0.247cm" svg:x="3.421cm" svg:y="18.228cm">
          <draw:text-box>
            <text:p text:style-name="P2"><text:span text:style-name="T16">2</text:span></text:p>
          </draw:text-box>
        </draw:frame>
        <draw:frame draw:style-name="gr48" draw:text-style-name="P3" draw:layer="layout" svg:width="7.034cm" svg:height="0.424cm" svg:x="3.531cm" svg:y="18.099cm">
          <draw:text-box>
            <text:p text:style-name="P2"><text:span text:style-name="T2"><text:s/></text:span><text:span text:style-name="T2">=</text:span><text:span text:style-name="T2"> </text:span><text:span text:style-name="T2">1</text:span><text:span text:style-name="T2">.</text:span><text:span text:style-name="T2">5</text:span><text:span text:style-name="T2">, </text:span><text:span text:style-name="T2">2</text:span><text:span text:style-name="T2">.</text:span><text:span text:style-name="T2">5</text:span><text:span text:style-name="T2">, </text:span><text:span text:style-name="T2">3</text:span><text:span text:style-name="T2">.</text:span><text:span text:style-name="T2">5</text:span><text:span text:style-name="T2">, </text:span><text:span text:style-name="T2">4</text:span><text:span text:style-name="T2">.</text:span><text:span text:style-name="T2">5</text:span><text:span text:style-name="T2">, </text:span><text:span text:style-name="T2">5</text:span><text:span text:style-name="T2">.</text:span><text:span text:style-name="T2">5</text:span><text:span text:style-name="T2">, </text:span><text:span text:style-name="T2">3</text:span><text:span text:style-name="T2">.</text:span><text:span text:style-name="T2">5</text:span><text:span text:style-name="T2">, </text:span><text:span text:style-name="T2">1</text:span><text:span text:style-name="T2">.</text:span><text:span text:style-name="T2">5</text:span><text:span text:style-name="T2">, </text:span><text:span text:style-name="T2">2</text:span><text:span text:style-name="T2">.</text:span><text:span text:style-name="T2">5</text:span><text:span text:style-name="T2">, </text:span><text:span text:style-name="T2">3</text:span><text:span text:style-name="T2">.</text:span><text:span text:style-name="T2">5</text:span><text:span text:style-name="T2"> </text:span></text:p>
          </draw:text-box>
        </draw:frame>
        <draw:frame draw:style-name="gr35" draw:text-style-name="P13" draw:layer="layout" svg:width="10.314cm" svg:height="5.33cm" svg:x="3.07cm" svg:y="6.888cm">
          <draw:text-box>
            <text:p><text:span text:style-name="T10">RMSQE </text:span><text:span text:style-name="T10">is 1.153 </text:span><text:span text:style-name="T10">when </text:span><text:span text:style-name="T10">alpha is </text:span><text:span text:style-name="T10">0.622 </text:span><text:span text:style-name="T10">and </text:span><text:span text:style-name="T10">initial T</text:span><text:span text:style-name="T17">n</text:span><text:span text:style-name="T15"> </text:span><text:span text:style-name="T15">is set to </text:span><text:span text:style-name="T15">0</text:span></text:p>
            <text:p><text:span text:style-name="T10"/></text:p>
            <text:p><text:span text:style-name="T10">Predicti</text:span><text:span text:style-name="T10">ons are </text:span><text:span text:style-name="T10">as </text:span><text:span text:style-name="T10">follows:</text:span></text:p>
            <text:p><text:span text:style-name="T10">0</text:span></text:p>
            <text:p><text:span text:style-name="T10">0.5</text:span></text:p>
            <text:p><text:span text:style-name="T10">1.499</text:span></text:p>
            <text:p><text:span text:style-name="T10">1.999</text:span></text:p>
            <text:p><text:span text:style-name="T10">1.5</text:span></text:p>
            <text:p><text:span text:style-name="T10">3.998</text:span></text:p>
            <text:p><text:span text:style-name="T10">2.501</text:span></text:p>
            <text:p><text:span text:style-name="T10">3.999</text:span></text:p>
            <text:p><text:span text:style-name="T10">2.501</text:span></text:p>
          </draw:text-box>
        </draw:frame>
        <draw:frame draw:style-name="gr35" draw:text-style-name="P13" draw:layer="layout" svg:width="8.646cm" svg:height="5.233cm" svg:x="3.197cm" svg:y="18.703cm">
          <draw:text-box>
            <text:p><text:span text:style-name="T10">R</text:span><text:span text:style-name="T10">M</text:span><text:span text:style-name="T10">S</text:span><text:span text:style-name="T10">Q</text:span><text:span text:style-name="T10">E</text:span><text:span text:style-name="T10"> </text:span><text:span text:style-name="T10">i</text:span><text:span text:style-name="T10">s</text:span><text:span text:style-name="T10"> </text:span><text:span text:style-name="T10">1</text:span><text:span text:style-name="T10">.</text:span><text:span text:style-name="T10">5</text:span><text:span text:style-name="T10">5</text:span><text:span text:style-name="T10">4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i</text:span><text:span text:style-name="T10">s</text:span><text:span text:style-name="T10"> </text:span><text:span text:style-name="T10">W</text:span><text:span text:style-name="T10">O</text:span><text:span text:style-name="T10">R</text:span><text:span text:style-name="T10">S</text:span><text:span text:style-name="T10">E</text:span><text:span text:style-name="T10"> </text:span><text:span text:style-name="T10">a</text:span><text:span text:style-name="T10">c</text:span><text:span text:style-name="T10">c</text:span><text:span text:style-name="T10">u</text:span><text:span text:style-name="T10">r</text:span><text:span text:style-name="T10">a</text:span><text:span text:style-name="T10">c</text:span><text:span text:style-name="T10">y</text:span><text:span text:style-name="T10"> </text:span><text:span text:style-name="T10">b</text:span><text:span text:style-name="T10">y</text:span><text:span text:style-name="T10"> </text:span><text:span text:style-name="T10">a</text:span><text:span text:style-name="T10"> </text:span><text:span text:style-name="T10">b</text:span><text:span text:style-name="T10">i</text:span><text:span text:style-name="T10">t</text:span></text:p>
            <text:p><text:span text:style-name="T10"/></text:p>
            <text:p><text:span text:style-name="T10">P</text:span><text:span text:style-name="T10">r</text:span><text:span text:style-name="T10">e</text:span><text:span text:style-name="T10">d</text:span><text:span text:style-name="T10">i</text:span><text:span text:style-name="T10">c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a</text:span><text:span text:style-name="T10">s</text:span><text:span text:style-name="T10"> </text:span><text:span text:style-name="T10">f</text:span><text:span text:style-name="T10">o</text:span><text:span text:style-name="T10">l</text:span><text:span text:style-name="T10">l</text:span><text:span text:style-name="T10">o</text:span><text:span text:style-name="T10">w</text:span><text:span text:style-name="T10">s</text:span><text:span text:style-name="T10">:</text:span></text:p>
            <text:p><text:span text:style-name="T10">0</text:span></text:p>
            <text:p><text:span text:style-name="T10">0</text:span><text:span text:style-name="T10">.</text:span><text:span text:style-name="T10">9</text:span><text:span text:style-name="T10">3</text:span><text:span text:style-name="T10">3</text:span></text:p>
            <text:p><text:span text:style-name="T10">1</text:span><text:span text:style-name="T10">.</text:span><text:span text:style-name="T10">9</text:span><text:span text:style-name="T10">0</text:span><text:span text:style-name="T10">8</text:span></text:p>
            <text:p><text:span text:style-name="T10">2</text:span><text:span text:style-name="T10">.</text:span><text:span text:style-name="T10">8</text:span><text:span text:style-name="T10">9</text:span><text:span text:style-name="T10">8</text:span></text:p>
            <text:p><text:span text:style-name="T10">3</text:span><text:span text:style-name="T10">.</text:span><text:span text:style-name="T10">8</text:span><text:span text:style-name="T10">9</text:span><text:span text:style-name="T10">4</text:span></text:p>
            <text:p><text:span text:style-name="T10">4</text:span><text:span text:style-name="T10">.</text:span><text:span text:style-name="T10">8</text:span><text:span text:style-name="T10">9</text:span><text:span text:style-name="T10">3</text:span></text:p>
            <text:p><text:span text:style-name="T10">4</text:span><text:span text:style-name="T10">.</text:span><text:span text:style-name="T10">0</text:span><text:span text:style-name="T10">2</text:span><text:span text:style-name="T10">7</text:span></text:p>
            <text:p><text:span text:style-name="T10">2</text:span><text:span text:style-name="T10">.</text:span><text:span text:style-name="T10">4</text:span><text:span text:style-name="T10">5</text:span><text:span text:style-name="T10">5</text:span></text:p>
            <text:p><text:span text:style-name="T10">2</text:span><text:span text:style-name="T10">.</text:span><text:span text:style-name="T10">4</text:span><text:span text:style-name="T10">8</text:span><text:span text:style-name="T10">3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548cm" svg:height="0.497cm" svg:x="2.096cm" svg:y="1.343cm">
          <draw:text-box>
            <text:p text:style-name="P2"><text:span text:style-name="T1">Homework – </text:span><text:span text:style-name="T1">Chapter 5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</text:span><text:span text:style-name="T2">Operating </text:span><text:span text:style-name="T2">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20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8.</text:span></text:p>
          </draw:text-box>
        </draw:frame>
        <draw:frame draw:style-name="gr7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49" draw:text-style-name="P3" draw:layer="layout" svg:width="10.107cm" svg:height="0.424cm" svg:x="3.175cm" svg:y="2.677cm">
          <draw:text-box>
            <text:p text:style-name="P2"><text:span text:style-name="T2">Why do most </text:span><text:span text:style-name="T2">OSes today use </text:span><text:span text:style-name="T2">multi-level </text:span><text:span text:style-name="T2">scheduling?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5" draw:text-style-name="P13" draw:layer="layout" svg:width="16.537cm" svg:height="1.745cm" svg:x="3.07cm" svg:y="3.332cm">
          <draw:text-box>
            <text:p><text:span text:style-name="T10">Multilevel </text:span><text:span text:style-name="T10">scheduling is the </text:span><text:span text:style-name="T10">most general </text:span><text:span text:style-name="T10">CPU scheduling </text:span><text:span text:style-name="T10">algorithm. It is </text:span><text:span text:style-name="T10">able to be </text:span><text:span text:style-name="T10">adapted to</text:span></text:p>
            <text:p><text:span text:style-name="T10">many different </text:span><text:span text:style-name="T10">systems and </text:span><text:span text:style-name="T10">situations. Since </text:span><text:span text:style-name="T10">today there are </text:span><text:span text:style-name="T10">so many different </text:span><text:span text:style-name="T10">machines and</text:span></text:p>
            <text:p><text:span text:style-name="T10">situations that an </text:span><text:span text:style-name="T10">operating system </text:span><text:span text:style-name="T10">can be running in, </text:span><text:span text:style-name="T10">we need the </text:span><text:span text:style-name="T10">most general </text:span><text:span text:style-name="T10">scheduling</text:span></text:p>
            <text:p><text:span text:style-name="T10">algorithm in </text:span><text:span text:style-name="T10">order to fit </text:span><text:span text:style-name="T10">everyone’s need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4-05T21:14:42.296277745</dc:date>
    <meta:editing-duration>PT54M51S</meta:editing-duration>
    <meta:editing-cycles>12</meta:editing-cycles>
    <meta:generator>LibreOffice/6.4.2.2$Linux_X86_64 LibreOffice_project/40$Build-2</meta:generator>
    <meta:document-statistic meta:object-count="258"/>
  </office:meta>
</office:document-meta>
</file>